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81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<text:span text:style-name="T1">THT</text:span>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2512-R012-1%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">
            <text:p>0,000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0">
            <text:p>0,000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1">
            <text:p>0,010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2, ZD3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3">
            <text:p>3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3">
            <text:p>3</text:p>
          </table:table-cell>
          <table:table-cell table:style-name="ce133" table:formula="of:=[.Z70]*[.AA70]" office:value-type="float" office:value="0.432">
            <text:p>0,432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8">
            <text:p>17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3.25981">
            <text:p>43,26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8789973873874">
            <text:p>67,8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4">
          <table:table-cell table:number-columns-repeated="1024"/>
        </table:table-row>
        <table:table-row table:style-name="ro13" table:number-rows-repeated="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10.07.2019</text:date>, <text:time>21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7-1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0T21:55:03</dc:date>
    <meta:editing-cycles>2991</meta:editing-cycles>
    <meta:editing-duration>P15DT21H50M13S</meta:editing-duration>
    <meta:generator>OpenOffice/4.1.6$Unix OpenOffice.org_project/416m1$Build-9790</meta:generator>
    <meta:document-statistic meta:table-count="1" meta:cell-count="20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